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7cm" fo:min-width="12.2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6.9cm" fo:min-width="16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246cm" fo:min-width="0cm"/>
    </style:style>
    <style:style style:name="gr7" style:family="graphic" style:parent-style-name="objectwithoutfill">
      <style:graphic-properties svg:stroke-width="0.3cm" svg:stroke-color="#000000" draw:marker-start-width="0.65cm" draw:marker-end-width="0.65cm" draw:fill="none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506cm" fo:min-width="0.256cm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2.75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cm" svg:height="7.25cm" svg:x="2.2cm" svg:y="2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cm" svg:height="7.25cm" svg:x="2.1cm" svg:y="5.6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1cm" svg:y1="6.5cm" svg:x2="19.1cm" svg:y2="6.5cm">
          <text:p/>
        </draw:line>
        <draw:line draw:style-name="gr4" draw:text-style-name="P2" draw:layer="layout" svg:x1="12cm" svg:y1="27.5cm" svg:x2="12cm" svg:y2="21.5cm">
          <text:p/>
        </draw:line>
        <draw:line draw:style-name="gr3" draw:text-style-name="P2" draw:layer="layout" svg:x1="2.1cm" svg:y1="22.55cm" svg:x2="12.001cm" svg:y2="22.55cm">
          <text:p/>
        </draw:line>
        <draw:line draw:style-name="gr3" draw:text-style-name="P2" draw:layer="layout" svg:x1="12cm" svg:y1="24.75cm" svg:x2="15cm" svg:y2="24.75cm">
          <text:p/>
        </draw:line>
        <draw:line draw:style-name="gr4" draw:text-style-name="P2" draw:layer="layout" svg:x1="4.6cm" svg:y1="27.5cm" svg:x2="4.6cm" svg:y2="21.5cm">
          <text:p/>
        </draw:line>
        <draw:custom-shape draw:style-name="gr5" draw:text-style-name="P3" draw:layer="layout" svg:width="0.7cm" svg:height="0.7cm" svg:x="2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7cm" svg:height="0.7cm" svg:x="4.45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3.084cm" svg:y1="6.948cm" svg:x2="3cm" svg:y2="20.7cm">
          <text:p/>
        </draw:line>
        <draw:line draw:style-name="gr8" draw:text-style-name="P2" draw:layer="layout" svg:x1="4.784cm" svg:y1="6.648cm" svg:x2="4.75cm" svg:y2="20.75cm">
          <text:p/>
        </draw:line>
        <draw:custom-shape draw:style-name="gr9" draw:text-style-name="P5" draw:layer="layout" svg:width="1.2cm" svg:height="1.2cm" svg:x="2.45cm" svg:y="15.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6" draw:layer="layout" svg:width="1cm" svg:height="1cm" svg:x="12.25cm" svg:y="2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3.651cm" svg:y="2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2.884cm" svg:y1="6.948cm" svg:x2="12.75cm" svg:y2="26.5cm">
          <text:p/>
        </draw:line>
        <draw:line draw:style-name="gr7" draw:text-style-name="P2" draw:layer="layout" svg:x1="14.284cm" svg:y1="6.948cm" svg:x2="14.15cm" svg:y2="26.5cm">
          <text:p/>
        </draw:line>
        <draw:frame draw:style-name="gr12" draw:text-style-name="P8" draw:layer="layout" svg:width="17.75cm" svg:height="2.75cm" svg:x="1.75cm" svg:y="1cm">
          <draw:text-box>
            <text:p>Display Tank Pipe Work</text:p>
          </draw:text-box>
        </draw:frame>
        <draw:custom-shape draw:style-name="gr13" draw:text-style-name="P9" draw:layer="layout" svg:width="3.25cm" svg:height="1.25cm" svg:x="8cm" svg:y="15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75cm" svg:y1="16.5cm" svg:x2="11.25cm" svg:y2="16.5cm">
          <text:p/>
        </draw:line>
        <draw:line draw:style-name="gr4" draw:text-style-name="P2" draw:layer="layout" svg:x1="8.05cm" svg:y1="16.5cm" svg:x2="6.55cm" svg:y2="16.5cm">
          <text:p/>
        </draw:line>
        <draw:line draw:style-name="gr14" draw:text-style-name="P2" draw:layer="layout" svg:x1="6.5cm" svg:y1="21.5cm" svg:x2="6.6cm" svg:y2="16.55cm">
          <text:p text:style-name="P9"><text:s/></text:p>
        </draw:line>
        <draw:custom-shape draw:style-name="gr9" draw:text-style-name="P5" draw:layer="layout" svg:width="1.2cm" svg:height="1.2cm" svg:x="2.251cm" svg:y="3.95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" draw:text-style-name="P8" draw:layer="layout" svg:width="17.75cm" svg:height="2.75cm" svg:x="3.35cm" svg:y="4.1cm">
          <draw:text-box>
            <text:p>Return Valve</text:p>
          </draw:text-box>
        </draw:frame>
        <draw:custom-shape draw:style-name="gr13" draw:text-style-name="P9" draw:layer="layout" svg:width="3.25cm" svg:height="1.25cm" svg:x="8cm" svg:y="4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7.75cm" svg:height="2.75cm" svg:x="11.25cm" svg:y="4.2cm">
          <draw:text-box>
            <text:p>UV Steriliser</text:p>
          </draw:text-box>
        </draw:frame>
        <draw:custom-shape draw:style-name="gr11" draw:text-style-name="P7" draw:layer="layout" svg:width="1cm" svg:height="1cm" svg:x="9.152cm" svg:y="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2.351cm" svg:y="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7.75cm" svg:height="2.75cm" svg:x="3.25cm" svg:y="2.3cm">
          <draw:text-box>
            <text:p>Jabao 3500</text:p>
          </draw:text-box>
        </draw:frame>
        <draw:frame draw:style-name="gr12" draw:text-style-name="P8" draw:layer="layout" svg:width="17.75cm" svg:height="2.75cm" svg:x="10.35cm" svg:y="2.3cm">
          <draw:text-box>
            <text:p>Jacod 30W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2T13:24:37.873000000</meta:creation-date>
    <dc:date>2023-08-02T13:48:29.674000000</dc:date>
    <meta:editing-duration>PT13M41S</meta:editing-duration>
    <meta:editing-cycles>4</meta:editing-cycles>
    <meta:generator>LibreOffice/7.3.7.2$Windows_X86_64 LibreOffice_project/e114eadc50a9ff8d8c8a0567d6da8f454beeb84f</meta:generator>
    <meta:document-statistic meta:object-count="29"/>
  </office:meta>
</office:document-meta>
</file>